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1.4319in"/>
    </style:style>
    <style:style style:name="co3" style:family="table-column">
      <style:table-column-properties fo:break-before="auto" style:column-width="1.6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benchmark time, [ns]</text:p>
          </table:table-cell>
          <table:table-cell table:style-name="Default" office:value-type="string" calcext:value-type="string">
            <text:p>slowdown w.r.t. ref. Impl.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float" office:value="1678808" calcext:value-type="float">
            <text:p>1678808</text:p>
          </table:table-cell>
          <table:table-cell table:formula="of:=[.B2]/[.B$2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fine graph 1</text:p>
          </table:table-cell>
          <table:table-cell office:value-type="float" office:value="10300642" calcext:value-type="float">
            <text:p>10300642</text:p>
          </table:table-cell>
          <table:table-cell table:formula="of:=[.B3]/[.B$2]" office:value-type="float" office:value="6.13568794049111" calcext:value-type="float">
            <text:p>6.14</text:p>
          </table:table-cell>
        </table:table-row>
        <table:table-row table:style-name="ro1">
          <table:table-cell office:value-type="string" calcext:value-type="string">
            <text:p>fine graph 2</text:p>
          </table:table-cell>
          <table:table-cell office:value-type="float" office:value="3957693" calcext:value-type="float">
            <text:p>3957693</text:p>
          </table:table-cell>
          <table:table-cell table:formula="of:=[.B4]/[.B$2]" office:value-type="float" office:value="2.35744230430162" calcext:value-type="float">
            <text:p>2.36</text:p>
          </table:table-cell>
        </table:table-row>
        <table:table-row table:style-name="ro1">
          <table:table-cell office:value-type="string" calcext:value-type="string">
            <text:p>fine graph 3</text:p>
          </table:table-cell>
          <table:table-cell office:value-type="float" office:value="2764663" calcext:value-type="float">
            <text:p>2764663</text:p>
          </table:table-cell>
          <table:table-cell table:formula="of:=[.B5]/[.B$2]" office:value-type="float" office:value="1.64680118274395" calcext:value-type="float">
            <text:p>1.65</text:p>
          </table:table-cell>
        </table:table-row>
        <table:table-row table:style-name="ro1">
          <table:table-cell office:value-type="string" calcext:value-type="string">
            <text:p>fine graph 4</text:p>
          </table:table-cell>
          <table:table-cell office:value-type="float" office:value="3034919" calcext:value-type="float">
            <text:p>3034919</text:p>
          </table:table-cell>
          <table:table-cell table:formula="of:=[.B6]/[.B$2]" office:value-type="float" office:value="1.80778206918242" calcext:value-type="float">
            <text:p>1.81</text:p>
          </table:table-cell>
        </table:table-row>
        <table:table-row table:style-name="ro1">
          <table:table-cell office:value-type="string" calcext:value-type="string">
            <text:p>fine graph 5</text:p>
          </table:table-cell>
          <table:table-cell office:value-type="float" office:value="2459783" calcext:value-type="float">
            <text:p>2459783</text:p>
          </table:table-cell>
          <table:table-cell table:formula="of:=[.B7]/[.B$2]" office:value-type="float" office:value="1.46519613916541" calcext:value-type="float">
            <text:p>1.47</text:p>
          </table:table-cell>
        </table:table-row>
        <table:table-row table:style-name="ro1">
          <table:table-cell office:value-type="string" calcext:value-type="string">
            <text:p>fine graph 6</text:p>
          </table:table-cell>
          <table:table-cell office:value-type="float" office:value="1739008" calcext:value-type="float">
            <text:p>1739008</text:p>
          </table:table-cell>
          <table:table-cell table:formula="of:=[.B8]/[.B$2]" office:value-type="float" office:value="1.03585877598868" calcext:value-type="float">
            <text:p>1.04</text:p>
          </table:table-cell>
        </table:table-row>
        <table:table-row table:style-name="ro1">
          <table:table-cell office:value-type="string" calcext:value-type="string">
            <text:p>fine GOTO graph</text:p>
          </table:table-cell>
          <table:table-cell office:value-type="float" office:value="1805240" calcext:value-type="float">
            <text:p>1805240</text:p>
          </table:table-cell>
          <table:table-cell table:formula="of:=[.B9]/[.B$2]" office:value-type="float" office:value="1.07531057750499" calcext:value-type="float">
            <text:p>1.08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12:33:01.9686287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09:32:44.360884848</meta:creation-date>
    <dc:date>2024-12-29T12:35:12.989394125</dc:date>
    <meta:editing-duration>PT20M41S</meta:editing-duration>
    <meta:editing-cycles>7</meta:editing-cycles>
    <meta:generator>LibreOffice/24.2.7.2$Linux_X86_64 LibreOffice_project/420$Build-2</meta:generator>
    <meta:document-statistic meta:table-count="1" meta:cell-count="27" meta:object-count="0"/>
  </office:meta>
</office:document-meta>
</file>